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1" svg:font-family="'Gentium Basic'"/>
    <style:font-face style:name="Gentium Basic2" svg:font-family="'Gentium Basic'" style:font-adornments="Regular"/>
    <style:font-face style:name="Arial1" svg:font-family="Arial" style:font-family-generic="swiss"/>
    <style:font-face style:name="Arial2" svg:font-family="Arial" style:font-adornments="Normale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svg:stroke-color="#cc0000" draw:marker-end="Arrow" draw:marker-end-width="0.4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7cm" fo:min-width="0cm"/>
    </style:style>
    <style:style style:name="gr6" style:family="graphic" style:parent-style-name="objectwithoutfill">
      <style:graphic-properties svg:stroke-color="#006600" draw:marker-end="Arrow" draw:marker-end-width="0.4cm" draw:fill="none" draw:textarea-vertical-align="middle"/>
    </style:style>
    <style:style style:name="gr7" style:family="graphic" style:parent-style-name="objectwithoutfill">
      <style:graphic-properties draw:stroke="dash" draw:stroke-dash="tratti" svg:stroke-color="#cc0000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tratti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9cm" fo:min-width="0cm"/>
    </style:style>
    <style:style style:name="gr11" style:family="graphic" style:parent-style-name="standard">
      <style:graphic-properties svg:stroke-width="0.1cm" draw:marker-start="Arrow" draw:marker-start-width="0.3cm" draw:marker-end="Arrow" draw:marker-end-width="0.3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7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cc0000" style:font-name="Gentium Basic" fo:font-size="36pt" style:font-size-asian="36pt" style:font-size-complex="36pt"/>
    </style:style>
    <style:style style:name="P4" style:family="paragraph">
      <loext:graphic-properties draw:fill="none" draw:fill-color="#ffffff"/>
      <style:text-properties style:font-name="Gentium Basic" fo:font-size="36pt" style:font-size-asian="36pt" style:font-size-complex="36pt"/>
    </style:style>
    <style:style style:name="P5" style:family="paragraph">
      <loext:graphic-properties draw:fill="none" draw:fill-color="#ffffff"/>
      <style:text-properties fo:color="#006600" style:font-name="Gentium Basic" fo:font-size="36pt" style:font-size-asian="36pt" style:font-size-complex="36pt"/>
    </style:style>
    <style:style style:name="P6" style:family="paragraph">
      <loext:graphic-properties draw:fill="none" draw:fill-color="#ffffff"/>
      <style:text-properties fo:color="#0000cc" style:font-name="Gentium Basic" fo:font-size="36pt" style:font-size-asian="36pt" style:font-size-complex="36pt"/>
    </style:style>
    <style:style style:name="P7" style:family="paragraph">
      <loext:graphic-properties draw:fill-color="#ffffff"/>
    </style:style>
    <style:style style:name="T1" style:family="text">
      <style:text-properties fo:color="#cc0000" style:font-name="Gentium Basic" fo:font-size="36pt" style:font-size-asian="36pt" style:font-size-complex="36pt"/>
    </style:style>
    <style:style style:name="T2" style:family="text">
      <style:text-properties style:font-name="Gentium Basic" fo:font-size="36pt" style:font-size-asian="36pt" style:font-size-complex="36pt"/>
    </style:style>
    <style:style style:name="T3" style:family="text">
      <style:text-properties style:font-name="Gentium Basic2" fo:font-size="36pt" style:font-name-asian="Gentium Basic2" style:font-size-asian="36pt" style:font-name-complex="Gentium Basic2" style:font-size-complex="36pt"/>
    </style:style>
    <style:style style:name="T4" style:family="text">
      <style:text-properties fo:color="#006600" style:font-name="Gentium Basic" fo:font-size="36pt" style:font-size-asian="36pt" style:font-size-complex="36pt" style:text-overline-style="solid" style:text-overline-width="auto" style:text-overline-color="font-color"/>
    </style:style>
    <style:style style:name="T5" style:family="text">
      <style:text-properties fo:color="#006600" style:text-position="super 58%" style:font-name="Gentium Basic" fo:font-size="36pt" style:font-size-asian="36pt" style:font-size-complex="36pt"/>
    </style:style>
    <style:style style:name="T6" style:family="text">
      <style:text-properties style:font-name="Gentium Basic" fo:font-size="36pt" style:font-name-asian="Arial2" style:font-size-asian="36pt" style:font-name-complex="Arial2" style:font-size-complex="36pt" style:text-overline-style="solid" style:text-overline-width="auto" style:text-overline-color="font-color"/>
    </style:style>
    <style:style style:name="T7" style:family="text">
      <style:text-properties style:font-name="Gentium Basic" fo:font-size="24pt" style:font-name-asian="Arial2" style:font-size-asian="24pt" style:font-name-complex="Arial2" style:font-size-complex="24pt"/>
    </style:style>
    <style:style style:name="T8" style:family="text">
      <style:text-properties fo:color="#0000cc" style:font-name="Gentium Basic" fo:font-size="36pt" style:font-size-asian="36pt" style:font-size-complex="36pt"/>
    </style:style>
    <style:style style:name="T9" style:family="text">
      <style:text-properties fo:color="#0000cc" style:text-position="sub 58%" style:font-name="Gentium Basic" fo:font-size="36pt" style:font-size-asian="36pt" style:font-size-complex="36pt"/>
    </style:style>
    <style:style style:name="T10" style:family="text">
      <style:text-properties fo:color="#0000cc" style:font-name="Gentium Basic2" fo:font-size="36pt" style:font-name-asian="Gentium Basic2" style:font-size-asian="36pt" style:font-name-complex="Gentium Basic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8.846cm" svg:height="4.478cm" draw:transform="skewX (0.537910475464652) rotate (1.43116998663535) translate (5.66654919684087cm 14.3160171189488cm)" svg:viewBox="0 0 8847 4479" svg:d="M0 0c5522-4 8847 4479 8847 4479">
          <text:p/>
        </draw:path>
        <draw:path draw:style-name="gr1" draw:text-style-name="P1" draw:layer="layout" svg:width="7.745cm" svg:height="3.616cm" draw:transform="skewX (-0.0120427718387609) rotate (0.667413905962632) translate (2.64322998340918cm 10.8490992984499cm)" svg:viewBox="0 0 7746 3617" svg:d="M0 0c3890 2 7746 3617 7746 3617">
          <text:p/>
        </draw:path>
        <draw:custom-shape draw:style-name="gr2" draw:text-style-name="P2" draw:layer="layout" svg:width="0.4cm" svg:height="0.4cm" svg:x="11.1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cm" svg:y1="10.4cm" svg:x2="11.6cm" svg:y2="9cm">
          <text:p/>
        </draw:line>
        <draw:path draw:style-name="gr1" draw:text-style-name="P1" draw:layer="layout" svg:width="9.325cm" svg:height="3.988cm" draw:transform="skewX (0.179419847105017) rotate (2.91853957518492) translate (10.9344341384365cm 8.79339171718824cm)" svg:viewBox="0 0 9326 3989" svg:d="M0 0c5756 1 9326 3989 9326 3989">
          <text:p/>
        </draw:path>
        <draw:frame draw:style-name="gr4" draw:text-style-name="P3" draw:layer="layout" svg:width="2.1cm" svg:height="1.724cm" svg:x="13.2cm" svg:y="7.476cm">
          <draw:text-box>
            <text:p><text:span text:style-name="T1">D+ </text:span></text:p>
          </draw:text-box>
        </draw:frame>
        <draw:frame draw:style-name="gr5" draw:text-style-name="P4" draw:layer="layout" svg:width="2.4cm" svg:height="2.877cm" svg:x="4cm" svg:y="1.923cm">
          <draw:text-box>
            <text:p><text:span text:style-name="T2">K-</text:span></text:p>
          </draw:text-box>
        </draw:frame>
        <draw:frame draw:style-name="gr5" draw:text-style-name="P4" draw:layer="layout" svg:width="2.4cm" svg:height="2.877cm" svg:x="6cm" svg:y="13.2cm">
          <draw:text-box>
            <text:p><text:span text:style-name="T3">π</text:span><text:span text:style-name="T2">+</text:span></text:p>
          </draw:text-box>
        </draw:frame>
        <draw:frame draw:style-name="gr5" draw:text-style-name="P4" draw:layer="layout" svg:width="2.4cm" svg:height="2.877cm" svg:x="2.2cm" svg:y="8.123cm">
          <draw:text-box>
            <text:p><text:span text:style-name="T3">π</text:span><text:span text:style-name="T2">+</text:span></text:p>
          </draw:text-box>
        </draw:frame>
        <draw:custom-shape draw:style-name="gr2" draw:text-style-name="P2" draw:layer="layout" svg:width="0.399cm" svg:height="0.4cm" svg:x="20.001cm" svg:y="15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001cm" svg:y1="15.701cm" svg:x2="16.199cm" svg:y2="10.5cm">
          <text:p/>
        </draw:line>
        <draw:line draw:style-name="gr7" draw:text-style-name="P1" draw:layer="layout" svg:x1="16cm" svg:y1="10.4cm" svg:x2="22.6cm" svg:y2="12.4cm">
          <text:p/>
        </draw:line>
        <draw:path draw:style-name="gr8" draw:text-style-name="P1" draw:layer="layout" svg:width="5.68cm" svg:height="5.238cm" draw:transform="skewX (-6.25781344025372E-017) rotate (1.94499491842248) translate (16.199cm 10.4cm)" svg:viewBox="0 0 5681 5239" svg:d="M0 0c6016 0 5678 5239 5678 5239">
          <text:p/>
        </draw:path>
        <draw:line draw:style-name="gr9" draw:text-style-name="P1" draw:layer="layout" svg:x1="16.199cm" svg:y1="10.5cm" svg:x2="10.962cm" svg:y2="13.4cm">
          <text:p/>
        </draw:line>
        <draw:frame draw:style-name="gr5" draw:text-style-name="P4" draw:layer="layout" svg:width="2.4cm" svg:height="2.877cm" svg:x="18.3cm" svg:y="3.424cm">
          <draw:text-box>
            <text:p><text:span text:style-name="T2">e-</text:span></text:p>
          </draw:text-box>
        </draw:frame>
        <draw:frame draw:style-name="gr10" draw:text-style-name="P5" draw:layer="layout" svg:width="2.1cm" svg:height="1.789cm" svg:x="16.3cm" svg:y="13.176cm">
          <draw:text-box>
            <text:p><text:span text:style-name="T4">B</text:span><text:span text:style-name="T5">0</text:span></text:p>
          </draw:text-box>
        </draw:frame>
        <draw:frame draw:style-name="gr5" draw:text-style-name="P4" draw:layer="layout" svg:width="2.4cm" svg:height="2.877cm" svg:x="10.962cm" svg:y="13.523cm">
          <draw:text-box>
            <text:p><text:span text:style-name="T6">ν</text:span><text:span text:style-name="T7">e</text:span></text:p>
          </draw:text-box>
        </draw:frame>
        <draw:line draw:style-name="gr11" draw:text-style-name="P2" draw:layer="layout" svg:x1="20.4cm" svg:y1="15.701cm" svg:x2="21.4cm" svg:y2="12.4cm">
          <text:p/>
        </draw:line>
        <draw:frame draw:style-name="gr12" draw:text-style-name="P6" draw:layer="layout" svg:width="4.2cm" svg:height="3.197cm" svg:x="21.5cm" svg:y="13.6cm">
          <draw:text-box>
            <text:p><text:span text:style-name="T8">d</text:span><text:span text:style-name="T9">0</text:span><text:span text:style-name="T8"> </text:span><text:span text:style-name="T10">≠</text:span><text:span text:style-name="T8"> 0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1" svg:font-family="'Gentium Basic'"/>
    <style:font-face style:name="Gentium Basic2" svg:font-family="'Gentium Basic'" style:font-adornments="Regular"/>
    <style:font-face style:name="Arial1" svg:font-family="Arial" style:font-family-generic="swiss"/>
    <style:font-face style:name="Arial2" svg:font-family="Arial" style:font-adornments="Normale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tratti" draw:style="rect" draw:dots1="1" draw:dots1-length="0.5cm" draw:distance="0.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ff" draw:marker-start-width="0.2cm" draw:marker-start-center="false" draw:marker-end-width="0.2cm" draw:marker-end-center="false" draw:fill="solid" draw:fill-color="#0000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2:42:50.734084778</meta:creation-date>
    <dc:date>2016-05-21T10:52:31.723136666</dc:date>
    <meta:editing-duration>PT19M14S</meta:editing-duration>
    <meta:editing-cycles>9</meta:editing-cycles>
    <meta:generator>LibreOffice/5.0.5.2$Linux_X86_64 LibreOffice_project/00m0$Build-2</meta:generator>
    <meta:document-statistic meta:object-count="42"/>
  </office:meta>
</office:document-meta>
</file>